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10000005CC60DE81B310B8C47.png" manifest:media-type="image/png"/>
  <manifest:file-entry manifest:full-path="Pictures/100000010000026F0000007082D4535304C49A15.png" manifest:media-type="image/png"/>
  <manifest:file-entry manifest:full-path="Pictures/100000010000028500000323BCE3EAF3F4653D75.png" manifest:media-type="image/png"/>
  <manifest:file-entry manifest:full-path="Pictures/10000001000001CB00000046B4194FC483873B84.png" manifest:media-type="image/png"/>
  <manifest:file-entry manifest:full-path="Pictures/1000000100000543000000618BA6F7A73666157D.png" manifest:media-type="image/png"/>
  <manifest:file-entry manifest:full-path="Pictures/100000010000016E0000016F432A12D9C3C73594.png" manifest:media-type="image/png"/>
  <manifest:file-entry manifest:full-path="Pictures/100000010000012C00000038A9F98E6DF4DF3349.png" manifest:media-type="image/png"/>
  <manifest:file-entry manifest:full-path="Pictures/100000010000026D0000014C4EA14EFDAE6BF61A.png" manifest:media-type="image/png"/>
  <manifest:file-entry manifest:full-path="Pictures/100000010000018C000000DE87D1F7EAA4527004.png" manifest:media-type="image/png"/>
  <manifest:file-entry manifest:full-path="Pictures/10000001000002BE00000246D36562AD39C9682A.png" manifest:media-type="image/png"/>
  <manifest:file-entry manifest:full-path="Pictures/10000001000000C00000019F8386C58440C85718.png" manifest:media-type="image/png"/>
  <manifest:file-entry manifest:full-path="Pictures/10000001000001AA000000EDF8D0541887D88314.png" manifest:media-type="image/png"/>
  <manifest:file-entry manifest:full-path="Pictures/10000001000001AD00000117F31D4DF836ABF462.png" manifest:media-type="image/png"/>
  <manifest:file-entry manifest:full-path="Pictures/100000010000054F00000049CE6A47BC39A9CF8D.png" manifest:media-type="image/png"/>
  <manifest:file-entry manifest:full-path="Pictures/10000001000002FF000002160BF0B3DAEF82C2B9.png" manifest:media-type="image/png"/>
  <manifest:file-entry manifest:full-path="Pictures/10000001000000C400000122BB49C050B68C49BD.png" manifest:media-type="image/png"/>
  <manifest:file-entry manifest:full-path="Pictures/100000010000027B00000025CCFFD203BE578C14.png" manifest:media-type="image/png"/>
  <manifest:file-entry manifest:full-path="Pictures/10000001000001B90000014275511B350CC08053.png" manifest:media-type="image/png"/>
  <manifest:file-entry manifest:full-path="Pictures/10000001000001E40000017A73043F45AD4CF25D.png" manifest:media-type="image/png"/>
  <manifest:file-entry manifest:full-path="Pictures/1000000100000548000000485FBE212C31FFE71B.png" manifest:media-type="image/png"/>
  <manifest:file-entry manifest:full-path="Pictures/10000001000001AD0000012373DE8F56CEA69DED.png" manifest:media-type="image/png"/>
  <manifest:file-entry manifest:full-path="Pictures/10000001000000A3000000367A5FD266A8F1BA22.png" manifest:media-type="image/png"/>
  <manifest:file-entry manifest:full-path="Pictures/100000010000019C00000133EA18FC16738DC18C.png" manifest:media-type="image/png"/>
  <manifest:file-entry manifest:full-path="Pictures/100000010000032E000000380A49248636D4024B.png" manifest:media-type="image/png"/>
  <manifest:file-entry manifest:full-path="Pictures/100000010000030200000217F838C5E07B1A137B.png" manifest:media-type="image/png"/>
  <manifest:file-entry manifest:full-path="Pictures/1000000100000211000001EACE0786A4A21DAA9A.png" manifest:media-type="image/png"/>
  <manifest:file-entry manifest:full-path="Pictures/100000010000026400000245C720300B1EB820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fo:font-weight="bol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8pt" fo:font-weight="normal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U3</text:p>
      <text:p text:style-name="P3">1.-</text:p>
      <text:p text:style-name="P3"><draw:frame draw:style-name="fr3" draw:name="Image1" text:anchor-type="char" svg:width="5.9161in" svg:height="3.2909in" draw:z-index="0"><draw:image xlink:href="Pictures/10000001000001AA000000EDF8D0541887D88314.png" xlink:type="simple" xlink:show="embed" xlink:actuate="onLoad" draw:mime-type="image/png"/></draw:frame><draw:frame draw:style-name="fr2" draw:name="Image2" text:anchor-type="char" svg:x="0.0807in" svg:y="3.3909in" svg:width="6.6929in" svg:height="0.3898in" draw:z-index="1"><draw:image xlink:href="Pictures/100000010000027B00000025CCFFD203BE578C14.png" xlink:type="simple" xlink:show="embed" xlink:actuate="onLoad" draw:mime-type="image/png"/></draw:frame><text:s/></text:p>
      <text:p text:style-name="P3">2.-</text:p>
      <text:p text:style-name="P3"><draw:frame draw:style-name="fr2" draw:name="Image3" text:anchor-type="char" svg:x="0.0807in" svg:y="0in" svg:width="5.028in" svg:height="3.2693in" draw:z-index="2"><draw:image xlink:href="Pictures/10000001000001AD00000117F31D4DF836ABF462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4" text:anchor-type="char" svg:x="0.011in" svg:y="0.2701in" svg:width="5.6854in" svg:height="1.1701in" draw:z-index="3"><draw:image xlink:href="Pictures/1000000100000548000000485FBE212C31FFE71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3.-</text:p>
      <text:p text:style-name="P3"><draw:frame draw:style-name="fr2" draw:name="Image5" text:anchor-type="char" svg:x="0.0409in" svg:y="0in" svg:width="3.9028in" svg:height="2.6472in" draw:z-index="4"><draw:image xlink:href="Pictures/10000001000001AD0000012373DE8F56CEA69DED.png" xlink:type="simple" xlink:show="embed" xlink:actuate="onLoad" draw:mime-type="image/png"/></draw:frame><draw:frame draw:style-name="fr2" draw:name="Image6" text:anchor-type="char" svg:x="-0.0929in" svg:y="2.7083in" svg:width="6.6929in" svg:height="1.0165in" draw:z-index="5"><draw:image xlink:href="Pictures/100000010000054F00000049CE6A47BC39A9CF8D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4.-</text:p>
      <text:p text:style-name="P3"><draw:frame draw:style-name="fr2" draw:name="Image7" text:anchor-type="char" svg:x="0.0272in" svg:y="0in" svg:width="3.1929in" svg:height="2.3319in" draw:z-index="6"><draw:image xlink:href="Pictures/10000001000001B90000014275511B350CC08053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8" text:anchor-type="char" svg:x="0in" svg:y="0.2661in" svg:width="6.6929in" svg:height="0.6957in" draw:z-index="7"><draw:image xlink:href="Pictures/100000010000032E000000380A49248636D4024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5.-</text:p>
      <text:p text:style-name="P3"><draw:frame draw:style-name="fr2" draw:name="Image9" text:anchor-type="char" svg:x="-0.0071in" svg:y="0.0217in" svg:width="3.2118in" svg:height="2.1602in" draw:z-index="8"><draw:image xlink:href="Pictures/10000001000001E40000017A73043F45AD4CF25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0" text:anchor-type="char" svg:x="-0.0528in" svg:y="0in" svg:width="2.2634in" svg:height="0.7492in" draw:z-index="9"><draw:image xlink:href="Pictures/10000001000000A3000000367A5FD266A8F1BA22.png" xlink:type="simple" xlink:show="embed" xlink:actuate="onLoad" draw:mime-type="image/png"/></draw:frame><text:s/></text:p>
      <text:p text:style-name="P3"/>
      <text:p text:style-name="P3"/>
      <text:p text:style-name="P3">6.-<draw:frame draw:style-name="fr2" draw:name="Image11" text:anchor-type="char" svg:x="0.0291in" svg:y="0.3701in" svg:width="3.252in" svg:height="3.0118in" draw:z-index="10"><draw:image xlink:href="Pictures/1000000100000211000001EACE0786A4A21DAA9A.png" xlink:type="simple" xlink:show="embed" xlink:actuate="onLoad" draw:mime-type="image/png"/></draw:frame> <draw:frame draw:style-name="fr2" draw:name="Image12" text:anchor-type="char" svg:x="3.6189in" svg:y="0.2591in" svg:width="2.7217in" svg:height="4.0272in" draw:z-index="11"><draw:image xlink:href="Pictures/10000001000000C400000122BB49C050B68C49B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7.-<draw:frame draw:style-name="fr2" draw:name="Image13" text:anchor-type="char" svg:x="-0.0437in" svg:y="0.3701in" svg:width="3.1701in" svg:height="3.0091in" draw:z-index="12"><draw:image xlink:href="Pictures/100000010000026400000245C720300B1EB82038.png" xlink:type="simple" xlink:show="embed" xlink:actuate="onLoad" draw:mime-type="image/png"/></draw:frame><draw:frame draw:style-name="fr2" draw:name="Image14" text:anchor-type="char" svg:x="4.55in" svg:y="0.3819in" svg:width="2.1492in" svg:height="3.4689in" draw:z-index="13"><draw:image xlink:href="Pictures/10000001000000C00000019F8386C58440C85718.png" xlink:type="simple" xlink:show="embed" xlink:actuate="onLoad" draw:mime-type="image/png"/></draw:frame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8.-</text:p>
      <text:p text:style-name="P3"><draw:frame draw:style-name="fr2" draw:name="Image15" text:anchor-type="char" svg:x="-0.0228in" svg:y="0in" svg:width="3.278in" svg:height="3.8626in" draw:z-index="14"><draw:image xlink:href="Pictures/10000001000002BE00000246D36562AD39C9682A.png" xlink:type="simple" xlink:show="embed" xlink:actuate="onLoad" draw:mime-type="image/png"/></draw:frame><draw:frame draw:style-name="fr2" draw:name="Image16" text:anchor-type="char" svg:x="3.1984in" svg:y="0.0583in" svg:width="3.9984in" svg:height="2.2417in" draw:z-index="15"><draw:image xlink:href="Pictures/100000010000018C000000DE87D1F7EAA4527004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9.-</text:p>
      <text:p text:style-name="P3"><draw:frame draw:style-name="fr2" draw:name="Image17" text:anchor-type="char" svg:x="0.0425in" svg:y="0.15in" svg:width="3.0154in" svg:height="2.85in" draw:z-index="16"><draw:image xlink:href="Pictures/100000010000026D0000014C4EA14EFDAE6BF61A.png" xlink:type="simple" xlink:show="embed" xlink:actuate="onLoad" draw:mime-type="image/png"/></draw:frame><draw:frame draw:style-name="fr2" draw:name="Image18" text:anchor-type="char" svg:x="3.1618in" svg:y="0.2008in" svg:width="4.1661in" svg:height="0.778in" draw:z-index="17"><draw:image xlink:href="Pictures/100000010000012C00000038A9F98E6DF4DF3349.png" xlink:type="simple" xlink:show="embed" xlink:actuate="onLoad" draw:mime-type="image/png"/></draw:frame></text:p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>10.-</text:p>
      <text:p text:style-name="P3"><draw:frame draw:style-name="fr2" draw:name="Image19" text:anchor-type="char" svg:x="-0.0154in" svg:y="0in" svg:width="3.7835in" svg:height="3.6811in" draw:z-index="18"><draw:image xlink:href="Pictures/100000010000030200000217F838C5E07B1A137B.png" xlink:type="simple" xlink:show="embed" xlink:actuate="onLoad" draw:mime-type="image/png"/></draw:frame><draw:frame draw:style-name="fr2" draw:name="Image20" text:anchor-type="char" svg:x="3.7898in" svg:y="0in" svg:width="3.6028in" svg:height="3.7161in" draw:z-index="19"><draw:image xlink:href="Pictures/100000010000016E0000016F432A12D9C3C73594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1.-</text:p>
      <text:p text:style-name="P3"><draw:frame draw:style-name="fr2" draw:name="Image21" text:anchor-type="char" svg:x="-0.0083in" svg:y="0in" svg:width="3.4925in" svg:height="2.602in" draw:z-index="20"><draw:image xlink:href="Pictures/100000010000019C00000133EA18FC16738DC18C.png" xlink:type="simple" xlink:show="embed" xlink:actuate="onLoad" draw:mime-type="image/png"/></draw:frame><draw:frame draw:style-name="fr2" draw:name="Image22" text:anchor-type="char" svg:x="-0.0346in" svg:y="2.7429in" svg:width="6.6929in" svg:height="0.8547in" draw:z-index="21"><draw:image xlink:href="Pictures/1000000100000543000000618BA6F7A73666157D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2.-</text:p>
      <text:p text:style-name="P3"><draw:frame draw:style-name="fr2" draw:name="Image23" text:anchor-type="char" svg:x="-0.0291in" svg:y="0in" svg:width="4.2909in" svg:height="3.5984in" draw:z-index="22"><draw:image xlink:href="Pictures/10000001000002FF000002160BF0B3DAEF82C2B9.png" xlink:type="simple" xlink:show="embed" xlink:actuate="onLoad" draw:mime-type="image/png"/></draw:frame><draw:frame draw:style-name="fr2" draw:name="Image24" text:anchor-type="char" svg:x="-0.0835in" svg:y="4.0165in" svg:width="6.3744in" svg:height="0.972in" draw:z-index="23"><draw:image xlink:href="Pictures/10000001000001CB00000046B4194FC483873B84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4.-</text:p>
      <text:p text:style-name="P3"><draw:frame draw:style-name="fr2" draw:name="Image25" text:anchor-type="char" svg:x="-0.0283in" svg:y="0in" svg:width="5.4016in" svg:height="5.1252in" draw:z-index="24"><draw:image xlink:href="Pictures/100000010000028500000323BCE3EAF3F4653D75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6" text:anchor-type="char" svg:x="0in" svg:y="0.0327in" svg:width="6.6929in" svg:height="1.2028in" draw:z-index="25"><draw:image xlink:href="Pictures/100000010000026F0000007082D4535304C49A15.png" xlink:type="simple" xlink:show="embed" xlink:actuate="onLoad" draw:mime-type="image/png"/></draw:frame></text:p>
      <text:p text:style-name="P3"><draw:frame draw:style-name="fr1" draw:name="Image27" text:anchor-type="char" svg:width="6.6929in" svg:height="1.011in" draw:z-index="26"><draw:image xlink:href="Pictures/10000001000002610000005CC60DE81B310B8C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EDISON ALCOCE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22:59:45.778927215</meta:creation-date>
    <dc:date>2021-10-27T23:50:14.791381897</dc:date>
    <meta:editing-duration>PT10M10S</meta:editing-duration>
    <meta:editing-cycles>2</meta:editing-cycles>
    <meta:generator>LibreOffice/7.2.1.2$Linux_X86_64 LibreOffice_project/2c9f9a7aa7c967a1b7ec3448959cff87b32f6580</meta:generator>
    <meta:document-statistic meta:table-count="0" meta:image-count="27" meta:object-count="0" meta:page-count="7" meta:paragraph-count="26" meta:word-count="17" meta:character-count="83" meta:non-whitespace-character-count="68"/>
  </office:meta>
</office:document-meta>
</file>